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93.78mm" svg:height="202.93mm" svg:x="134.64mm" svg:y="0mm">
            <loext:p draw:notify-on-update-of-ranges="Sheet1.A2:Sheet1.A400 Sheet1.B2:Sheet1.B4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52917" calcext:value-type="float">
            <text:p>1.5291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32897" calcext:value-type="float">
            <text:p>1.32897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.00041" calcext:value-type="float">
            <text:p>1.00041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713448" calcext:value-type="float">
            <text:p>0.713448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576621" calcext:value-type="float">
            <text:p>0.57662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520414" calcext:value-type="float">
            <text:p>0.520414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0.443103" calcext:value-type="float">
            <text:p>0.44310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408138" calcext:value-type="float">
            <text:p>0.408138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0.349448" calcext:value-type="float">
            <text:p>0.34944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31069" calcext:value-type="float">
            <text:p>0.31069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0.268345" calcext:value-type="float">
            <text:p>0.26834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234138" calcext:value-type="float">
            <text:p>0.234138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0.200207" calcext:value-type="float">
            <text:p>0.20020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175517" calcext:value-type="float">
            <text:p>0.175517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0.151034" calcext:value-type="float">
            <text:p>0.151034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132207" calcext:value-type="float">
            <text:p>0.132207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0.0995172" calcext:value-type="float">
            <text:p>0.0995172</text:p>
          </table:table-cell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0.081931" calcext:value-type="float">
            <text:p>0.0819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13103" calcext:value-type="float">
            <text:p>0.0713103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0.0602759" calcext:value-type="float">
            <text:p>0.0602759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0508966" calcext:value-type="float">
            <text:p>0.0508966</text:p>
          </table:table-cell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0.0488276" calcext:value-type="float">
            <text:p>0.048827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0362069" calcext:value-type="float">
            <text:p>0.0362069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0.0335172" calcext:value-type="float">
            <text:p>0.0335172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0265517" calcext:value-type="float">
            <text:p>0.0265517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0.026069" calcext:value-type="float">
            <text:p>0.026069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0184138" calcext:value-type="float">
            <text:p>0.0184138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0.0182759" calcext:value-type="float">
            <text:p>0.0182759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0161379" calcext:value-type="float">
            <text:p>0.0161379</text:p>
          </table:table-cell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0.0133793" calcext:value-type="float">
            <text:p>0.0133793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0.0105517" calcext:value-type="float">
            <text:p>0.0105517</text:p>
          </table:table-cell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0.00737931" calcext:value-type="float">
            <text:p>0.00737931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0.00744828" calcext:value-type="float">
            <text:p>0.00744828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0.00489655" calcext:value-type="float">
            <text:p>0.00489655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.00441379" calcext:value-type="float">
            <text:p>0.00441379</text:p>
          </table:table-cell>
        </table:table-row>
        <table:table-row table:style-name="ro1">
          <table:table-cell office:value-type="float" office:value="24.05" calcext:value-type="float">
            <text:p>24.0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0.00386207" calcext:value-type="float">
            <text:p>0.00386207</text:p>
          </table:table-cell>
        </table:table-row>
        <table:table-row table:style-name="ro1">
          <table:table-cell office:value-type="float" office:value="25.35" calcext:value-type="float">
            <text:p>25.35</text:p>
          </table:table-cell>
          <table:table-cell office:value-type="float" office:value="0.0037931" calcext:value-type="float">
            <text:p>0.00379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241379" calcext:value-type="float">
            <text:p>0.00241379</text:p>
          </table:table-cell>
        </table:table-row>
        <table:table-row table:style-name="ro1">
          <table:table-cell office:value-type="float" office:value="26.65" calcext:value-type="float">
            <text:p>26.65</text:p>
          </table:table-cell>
          <table:table-cell office:value-type="float" office:value="0.00282759" calcext:value-type="float">
            <text:p>0.00282759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0.0022069" calcext:value-type="float">
            <text:p>0.0022069</text:p>
          </table:table-cell>
        </table:table-row>
        <table:table-row table:style-name="ro1">
          <table:table-cell office:value-type="float" office:value="27.95" calcext:value-type="float">
            <text:p>27.95</text:p>
          </table:table-cell>
          <table:table-cell office:value-type="float" office:value="0.00193103" calcext:value-type="float">
            <text:p>0.00193103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0.00165517" calcext:value-type="float">
            <text:p>0.00165517</text:p>
          </table:table-cell>
        </table:table-row>
        <table:table-row table:style-name="ro1">
          <table:table-cell office:value-type="float" office:value="29.25" calcext:value-type="float">
            <text:p>29.25</text:p>
          </table:table-cell>
          <table:table-cell office:value-type="float" office:value="0.00137931" calcext:value-type="float">
            <text:p>0.00137931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0.000896552" calcext:value-type="float">
            <text:p>0.000896552</text:p>
          </table:table-cell>
        </table:table-row>
        <table:table-row table:style-name="ro1">
          <table:table-cell office:value-type="float" office:value="30.55" calcext:value-type="float">
            <text:p>30.55</text:p>
          </table:table-cell>
          <table:table-cell office:value-type="float" office:value="0.00103448" calcext:value-type="float">
            <text:p>0.00103448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0.000827586" calcext:value-type="float">
            <text:p>0.000827586</text:p>
          </table:table-cell>
        </table:table-row>
        <table:table-row table:style-name="ro1">
          <table:table-cell office:value-type="float" office:value="31.85" calcext:value-type="float">
            <text:p>31.85</text:p>
          </table:table-cell>
          <table:table-cell office:value-type="float" office:value="0.000689655" calcext:value-type="float">
            <text:p>0.00068965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0.000413793" calcext:value-type="float">
            <text:p>0.000413793</text:p>
          </table:table-cell>
        </table:table-row>
        <table:table-row table:style-name="ro1">
          <table:table-cell office:value-type="float" office:value="33.15" calcext:value-type="float">
            <text:p>33.15</text:p>
          </table:table-cell>
          <table:table-cell office:value-type="float" office:value="0.000689655" calcext:value-type="float">
            <text:p>0.000689655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0.000827586" calcext:value-type="float">
            <text:p>0.000827586</text:p>
          </table:table-cell>
        </table:table-row>
        <table:table-row table:style-name="ro1">
          <table:table-cell office:value-type="float" office:value="34.45" calcext:value-type="float">
            <text:p>34.45</text:p>
          </table:table-cell>
          <table:table-cell office:value-type="float" office:value="0.000413793" calcext:value-type="float">
            <text:p>0.000413793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0.000275862" calcext:value-type="float">
            <text:p>0.000275862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float" office:value="0.000344828" calcext:value-type="float">
            <text:p>0.000344828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0.000275862" calcext:value-type="float">
            <text:p>0.000275862</text:p>
          </table:table-cell>
        </table:table-row>
        <table:table-row table:style-name="ro1">
          <table:table-cell office:value-type="float" office:value="37.05" calcext:value-type="float">
            <text:p>37.05</text:p>
          </table:table-cell>
          <table:table-cell office:value-type="float" office:value="0.000482759" calcext:value-type="float">
            <text:p>0.000482759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0.000137931" calcext:value-type="float">
            <text:p>0.000137931</text:p>
          </table:table-cell>
        </table:table-row>
        <table:table-row table:style-name="ro1">
          <table:table-cell office:value-type="float" office:value="38.35" calcext:value-type="float">
            <text:p>38.35</text:p>
          </table:table-cell>
          <table:table-cell office:value-type="float" office:value="0.000344828" calcext:value-type="float">
            <text:p>0.0003448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206897" calcext:value-type="float">
            <text:p>0.000206897</text:p>
          </table:table-cell>
        </table:table-row>
        <table:table-row table:style-name="ro1">
          <table:table-cell office:value-type="float" office:value="39.65" calcext:value-type="float">
            <text:p>39.65</text:p>
          </table:table-cell>
          <table:table-cell office:value-type="float" office:value="0.000275862" calcext:value-type="float">
            <text:p>0.000275862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0.000206897" calcext:value-type="float">
            <text:p>0.000206897</text:p>
          </table:table-cell>
        </table:table-row>
        <table:table-row table:style-name="ro1">
          <table:table-cell office:value-type="float" office:value="40.95" calcext:value-type="float">
            <text:p>40.95</text:p>
          </table:table-cell>
          <table:table-cell table:style-name="ce1" office:value-type="float" office:value="0.0000689655" calcext:value-type="float">
            <text:p>6.90E-05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25" calcext:value-type="float">
            <text:p>42.25</text:p>
          </table:table-cell>
          <table:table-cell table:style-name="ce1" office:value-type="float" office:value="0.0000689655" calcext:value-type="float">
            <text:p>6.90E-05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table:style-name="ce1" office:value-type="float" office:value="0.0000689655" calcext:value-type="float">
            <text:p>6.90E-05</text:p>
          </table:table-cell>
        </table:table-row>
        <table:table-row table:style-name="ro1">
          <table:table-cell office:value-type="float" office:value="43.55" calcext:value-type="float">
            <text:p>43.55</text:p>
          </table:table-cell>
          <table:table-cell office:value-type="float" office:value="0.000137931" calcext:value-type="float">
            <text:p>0.000137931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table:style-name="ce1" office:value-type="float" office:value="0.0000689655" calcext:value-type="float">
            <text:p>6.90E-05</text:p>
          </table:table-cell>
        </table:table-row>
        <table:table-row table:style-name="ro1">
          <table:table-cell office:value-type="float" office:value="44.85" calcext:value-type="float">
            <text:p>44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15" calcext:value-type="float">
            <text:p>46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45" calcext:value-type="float">
            <text:p>47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table:style-name="ce1" office:value-type="float" office:value="0.0000689655" calcext:value-type="float">
            <text:p>6.90E-05</text:p>
          </table:table-cell>
        </table:table-row>
        <table:table-row table:style-name="ro1">
          <table:table-cell office:value-type="float" office:value="48.75" calcext:value-type="float">
            <text:p>4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05" calcext:value-type="float">
            <text:p>5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table:style-name="ce1" office:value-type="float" office:value="0.0000689655" calcext:value-type="float">
            <text:p>6.90E-05</text:p>
          </table:table-cell>
        </table:table-row>
        <table:table-row table:style-name="ro1">
          <table:table-cell office:value-type="float" office:value="51.35" calcext:value-type="float">
            <text:p>51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65" calcext:value-type="float">
            <text:p>5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95" calcext:value-type="float">
            <text:p>53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25" calcext:value-type="float">
            <text:p>5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9" calcext:value-type="float">
            <text:p>55.9</text:p>
          </table:table-cell>
          <table:table-cell table:style-name="ce1" office:value-type="float" office:value="0.0000689655" calcext:value-type="float">
            <text:p>6.90E-05</text:p>
          </table:table-cell>
        </table:table-row>
        <table:table-row table:style-name="ro1" table:number-rows-repeated="39">
          <table:table-cell table:number-columns-repeated="2"/>
        </table:table-row>
        <table:table-row table:style-name="ro1">
          <table:table-cell/>
          <table:table-cell table:style-name="ce1"/>
        </table:table-row>
        <table:table-row table:style-name="ro1" table:number-rows-repeated="6">
          <table:table-cell table:number-columns-repeated="2"/>
        </table:table-row>
        <table:table-row table:style-name="ro1">
          <table:table-cell/>
          <table:table-cell table:style-name="ce1"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1"/>
        </table:table-row>
        <table:table-row table:style-name="ro1" table:number-rows-repeated="2">
          <table:table-cell table:number-columns-repeated="2"/>
        </table:table-row>
        <table:table-row table:style-name="ro1" table:number-rows-repeated="2">
          <table:table-cell/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/>
        </table:table-row>
        <table:table-row table:style-name="ro1" table:number-rows-repeated="2">
          <table:table-cell table:number-columns-repeated="2"/>
        </table:table-row>
        <table:table-row table:style-name="ro1" table:number-rows-repeated="7">
          <table:table-cell/>
          <table:table-cell table:style-name="ce1"/>
        </table:table-row>
        <table:table-row table:style-name="ro1" table:number-rows-repeated="2">
          <table:table-cell table:number-columns-repeated="2"/>
        </table:table-row>
        <table:table-row table:style-name="ro1" table:number-rows-repeated="4">
          <table:table-cell/>
          <table:table-cell table:style-name="ce1"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1"/>
        </table:table-row>
        <table:table-row table:style-name="ro1">
          <table:table-cell table:number-columns-repeated="2"/>
        </table:table-row>
        <table:table-row table:style-name="ro1" table:number-rows-repeated="2">
          <table:table-cell/>
          <table:table-cell table:style-name="ce1"/>
        </table:table-row>
        <table:table-row table:style-name="ro1" table:number-rows-repeated="5">
          <table:table-cell table:number-columns-repeated="2"/>
        </table:table-row>
        <table:table-row table:style-name="ro1" table:number-rows-repeated="3">
          <table:table-cell/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/>
        </table:table-row>
        <table:table-row table:style-name="ro1" table:number-rows-repeated="2">
          <table:table-cell table:number-columns-repeated="2"/>
        </table:table-row>
        <table:table-row table:style-name="ro1" table:number-rows-repeated="3">
          <table:table-cell/>
          <table:table-cell table:style-name="ce1"/>
        </table:table-row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style-name="ce1"/>
        </table:table-row>
        <table:table-row table:style-name="ro1" table:number-rows-repeated="15">
          <table:table-cell table:number-columns-repeated="2"/>
        </table:table-row>
        <table:table-row table:style-name="ro1">
          <table:table-cell/>
          <table:table-cell table:style-name="ce1"/>
        </table:table-row>
        <table:table-row table:style-name="ro1" table:number-rows-repeated="5">
          <table:table-cell table:number-columns-repeated="2"/>
        </table:table-row>
        <table:table-row table:style-name="ro1" table:number-rows-repeated="2">
          <table:table-cell/>
          <table:table-cell table:style-name="ce1"/>
        </table:table-row>
        <table:table-row table:style-name="ro1" table:number-rows-repeated="6">
          <table:table-cell table:number-columns-repeated="2"/>
        </table:table-row>
        <table:table-row table:style-name="ro1">
          <table:table-cell/>
          <table:table-cell table:style-name="ce1"/>
        </table:table-row>
        <table:table-row table:style-name="ro1" table:number-rows-repeated="8">
          <table:table-cell table:number-columns-repeated="2"/>
        </table:table-row>
        <table:table-row table:style-name="ro1" table:number-rows-repeated="2">
          <table:table-cell/>
          <table:table-cell table:style-name="ce1"/>
        </table:table-row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00/00/00</text:date>, <text:time style:data-style-name="N2" text:time-value="17:27:08.11957941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1:18:51.175599789</meta:creation-date>
    <dc:date>2017-07-09T17:27:48.334920761</dc:date>
    <meta:editing-duration>PT5H5M8S</meta:editing-duration>
    <meta:editing-cycles>2</meta:editing-cycles>
    <meta:generator>LibreOffice/5.1.6.2$Linux_X86_64 LibreOffice_project/10m0$Build-2</meta:generator>
    <meta:document-statistic meta:table-count="1" meta:cell-count="1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379cm" svg:height="20.294cm" xlink:href=".." xlink:type="simple" chart:class="chart:scatter" chart:style-name="ch1">
        <chart:legend chart:legend-position="end" svg:x="27.263cm" svg:y="9.768cm" style:legend-expansion="high" chart:style-name="ch2"/>
        <chart:plot-area chart:style-name="ch3" table:cell-range-address="Sheet1.A2:Sheet1.B400" svg:x="0.587cm" svg:y="0.405cm" svg:width="26.089cm" svg:height="19.484cm">
          <chartooo:coordinate-region svg:x="1.314cm" svg:y="0.605cm" svg:width="25.175cm" svg:height="18.6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00" chart:class="chart:scatter">
            <chart:domain table:cell-range-address="Sheet1.A2:Sheet1.A400"/>
            <chart:data-point chart:repeated="3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">
                <text:p>0.65</text:p>
                <draw:g>
                  <svg:desc>Sheet1.A2:Sheet1.A400</svg:desc>
                </draw:g>
              </table:table-cell>
              <table:table-cell office:value-type="float" office:value="1.52917">
                <text:p>1.52917</text:p>
                <draw:g>
                  <svg:desc>Sheet1.B2:Sheet1.B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">
                <text:p>1.3</text:p>
              </table:table-cell>
              <table:table-cell office:value-type="float" office:value="1.32897">
                <text:p>1.32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5">
                <text:p>1.95</text:p>
              </table:table-cell>
              <table:table-cell office:value-type="float" office:value="1.00041">
                <text:p>1.00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">
                <text:p>2.6</text:p>
              </table:table-cell>
              <table:table-cell office:value-type="float" office:value="0.713448">
                <text:p>0.713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5">
                <text:p>3.25</text:p>
              </table:table-cell>
              <table:table-cell office:value-type="float" office:value="0.576621">
                <text:p>0.576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">
                <text:p>3.9</text:p>
              </table:table-cell>
              <table:table-cell office:value-type="float" office:value="0.520414">
                <text:p>0.520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5">
                <text:p>4.55</text:p>
              </table:table-cell>
              <table:table-cell office:value-type="float" office:value="0.443103">
                <text:p>0.443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2">
                <text:p>5.2</text:p>
              </table:table-cell>
              <table:table-cell office:value-type="float" office:value="0.408138">
                <text:p>0.408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5">
                <text:p>5.85</text:p>
              </table:table-cell>
              <table:table-cell office:value-type="float" office:value="0.349448">
                <text:p>0.349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.31069">
                <text:p>0.310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15">
                <text:p>7.15</text:p>
              </table:table-cell>
              <table:table-cell office:value-type="float" office:value="0.268345">
                <text:p>0.2683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8">
                <text:p>7.8</text:p>
              </table:table-cell>
              <table:table-cell office:value-type="float" office:value="0.234138">
                <text:p>0.234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5">
                <text:p>8.45</text:p>
              </table:table-cell>
              <table:table-cell office:value-type="float" office:value="0.200207">
                <text:p>0.200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1">
                <text:p>9.1</text:p>
              </table:table-cell>
              <table:table-cell office:value-type="float" office:value="0.175517">
                <text:p>0.175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75">
                <text:p>9.75</text:p>
              </table:table-cell>
              <table:table-cell office:value-type="float" office:value="0.151034">
                <text:p>0.151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4">
                <text:p>10.4</text:p>
              </table:table-cell>
              <table:table-cell office:value-type="float" office:value="0.132207">
                <text:p>0.1322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05">
                <text:p>11.0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7">
                <text:p>11.7</text:p>
              </table:table-cell>
              <table:table-cell office:value-type="float" office:value="0.0995172">
                <text:p>0.09951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35">
                <text:p>12.35</text:p>
              </table:table-cell>
              <table:table-cell office:value-type="float" office:value="0.081931">
                <text:p>0.0819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0.0713103">
                <text:p>0.0713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65">
                <text:p>13.65</text:p>
              </table:table-cell>
              <table:table-cell office:value-type="float" office:value="0.0602759">
                <text:p>0.06027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3">
                <text:p>14.3</text:p>
              </table:table-cell>
              <table:table-cell office:value-type="float" office:value="0.0508966">
                <text:p>0.05089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95">
                <text:p>14.95</text:p>
              </table:table-cell>
              <table:table-cell office:value-type="float" office:value="0.0488276">
                <text:p>0.04882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6">
                <text:p>15.6</text:p>
              </table:table-cell>
              <table:table-cell office:value-type="float" office:value="0.0362069">
                <text:p>0.03620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25">
                <text:p>16.25</text:p>
              </table:table-cell>
              <table:table-cell office:value-type="float" office:value="0.0335172">
                <text:p>0.03351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9">
                <text:p>16.9</text:p>
              </table:table-cell>
              <table:table-cell office:value-type="float" office:value="0.0265517">
                <text:p>0.02655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55">
                <text:p>17.55</text:p>
              </table:table-cell>
              <table:table-cell office:value-type="float" office:value="0.026069">
                <text:p>0.0260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2">
                <text:p>18.2</text:p>
              </table:table-cell>
              <table:table-cell office:value-type="float" office:value="0.0184138">
                <text:p>0.0184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.85">
                <text:p>18.85</text:p>
              </table:table-cell>
              <table:table-cell office:value-type="float" office:value="0.0182759">
                <text:p>0.01827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5">
                <text:p>19.5</text:p>
              </table:table-cell>
              <table:table-cell office:value-type="float" office:value="0.0161379">
                <text:p>0.01613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15">
                <text:p>20.15</text:p>
              </table:table-cell>
              <table:table-cell office:value-type="float" office:value="0.0133793">
                <text:p>0.01337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8">
                <text:p>20.8</text:p>
              </table:table-cell>
              <table:table-cell office:value-type="float" office:value="0.0105517">
                <text:p>0.01055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.45">
                <text:p>21.45</text:p>
              </table:table-cell>
              <table:table-cell office:value-type="float" office:value="0.00737931">
                <text:p>0.007379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1">
                <text:p>22.1</text:p>
              </table:table-cell>
              <table:table-cell office:value-type="float" office:value="0.00744828">
                <text:p>0.007448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75">
                <text:p>22.75</text:p>
              </table:table-cell>
              <table:table-cell office:value-type="float" office:value="0.00489655">
                <text:p>0.004896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.4">
                <text:p>23.4</text:p>
              </table:table-cell>
              <table:table-cell office:value-type="float" office:value="0.00441379">
                <text:p>0.004413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.05">
                <text:p>24.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.7">
                <text:p>24.7</text:p>
              </table:table-cell>
              <table:table-cell office:value-type="float" office:value="0.00386207">
                <text:p>0.00386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.35">
                <text:p>25.35</text:p>
              </table:table-cell>
              <table:table-cell office:value-type="float" office:value="0.0037931">
                <text:p>0.00379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0.00241379">
                <text:p>0.002413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65">
                <text:p>26.65</text:p>
              </table:table-cell>
              <table:table-cell office:value-type="float" office:value="0.00282759">
                <text:p>0.002827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.3">
                <text:p>27.3</text:p>
              </table:table-cell>
              <table:table-cell office:value-type="float" office:value="0.0022069">
                <text:p>0.00220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.95">
                <text:p>27.95</text:p>
              </table:table-cell>
              <table:table-cell office:value-type="float" office:value="0.00193103">
                <text:p>0.001931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.6">
                <text:p>28.6</text:p>
              </table:table-cell>
              <table:table-cell office:value-type="float" office:value="0.00165517">
                <text:p>0.001655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.25">
                <text:p>29.25</text:p>
              </table:table-cell>
              <table:table-cell office:value-type="float" office:value="0.00137931">
                <text:p>0.001379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.9">
                <text:p>29.9</text:p>
              </table:table-cell>
              <table:table-cell office:value-type="float" office:value="0.000896552">
                <text:p>0.0008965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.55">
                <text:p>30.55</text:p>
              </table:table-cell>
              <table:table-cell office:value-type="float" office:value="0.00103448">
                <text:p>0.001034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.2">
                <text:p>31.2</text:p>
              </table:table-cell>
              <table:table-cell office:value-type="float" office:value="0.000827586">
                <text:p>0.0008275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.85">
                <text:p>31.85</text:p>
              </table:table-cell>
              <table:table-cell office:value-type="float" office:value="0.000689655">
                <text:p>0.0006896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.5">
                <text:p>32.5</text:p>
              </table:table-cell>
              <table:table-cell office:value-type="float" office:value="0.000413793">
                <text:p>0.0004137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.15">
                <text:p>33.15</text:p>
              </table:table-cell>
              <table:table-cell office:value-type="float" office:value="0.000689655">
                <text:p>0.0006896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.8">
                <text:p>33.8</text:p>
              </table:table-cell>
              <table:table-cell office:value-type="float" office:value="0.000827586">
                <text:p>0.0008275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.45">
                <text:p>34.45</text:p>
              </table:table-cell>
              <table:table-cell office:value-type="float" office:value="0.000413793">
                <text:p>0.0004137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.1">
                <text:p>35.1</text:p>
              </table:table-cell>
              <table:table-cell office:value-type="float" office:value="0.000275862">
                <text:p>0.0002758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.75">
                <text:p>35.75</text:p>
              </table:table-cell>
              <table:table-cell office:value-type="float" office:value="0.000344828">
                <text:p>0.0003448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.4">
                <text:p>36.4</text:p>
              </table:table-cell>
              <table:table-cell office:value-type="float" office:value="0.000275862">
                <text:p>0.0002758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.05">
                <text:p>37.05</text:p>
              </table:table-cell>
              <table:table-cell office:value-type="float" office:value="0.000482759">
                <text:p>0.0004827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.7">
                <text:p>37.7</text:p>
              </table:table-cell>
              <table:table-cell office:value-type="float" office:value="0.000137931">
                <text:p>0.0001379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.35">
                <text:p>38.35</text:p>
              </table:table-cell>
              <table:table-cell office:value-type="float" office:value="0.000344828">
                <text:p>0.0003448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0.000206897">
                <text:p>0.0002068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.65">
                <text:p>39.65</text:p>
              </table:table-cell>
              <table:table-cell office:value-type="float" office:value="0.000275862">
                <text:p>0.000275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.3">
                <text:p>40.3</text:p>
              </table:table-cell>
              <table:table-cell office:value-type="float" office:value="0.000206897">
                <text:p>0.0002068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.95">
                <text:p>40.95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.6">
                <text:p>4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.25">
                <text:p>42.25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.9">
                <text:p>42.9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.55">
                <text:p>43.55</text:p>
              </table:table-cell>
              <table:table-cell office:value-type="float" office:value="0.000137931">
                <text:p>0.0001379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.2">
                <text:p>44.2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.85">
                <text:p>44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.5">
                <text:p>4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.15">
                <text:p>46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.8">
                <text:p>4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.45">
                <text:p>47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.1">
                <text:p>48.1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.75">
                <text:p>48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.4">
                <text:p>4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.05">
                <text:p>5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.7">
                <text:p>50.7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.35">
                <text:p>51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.65">
                <text:p>52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.3">
                <text:p>5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.95">
                <text:p>53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.6">
                <text:p>5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.25">
                <text:p>55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.9">
                <text:p>55.9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